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맑은 고딕" svg:font-family="'맑은 고딕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0.7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float" office:value="872.19615448" calcext:value-type="float">
            <text:p>872.19615448</text:p>
          </table:table-cell>
          <table:table-cell office:value-type="float" office:value="0" calcext:value-type="float">
            <text:p>0</text:p>
          </table:table-cell>
          <table:table-cell office:value-type="float" office:value="639.69789874" calcext:value-type="float">
            <text:p>639.69789874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6814" calcext:value-type="float">
            <text:p>0.6814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.30961585" calcext:value-type="float">
            <text:p>654.30961585</text:p>
          </table:table-cell>
          <table:table-cell office:value-type="float" office:value="360.30834915" calcext:value-type="float">
            <text:p>360.3083491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0.9088" calcext:value-type="float">
            <text:p>0.9088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5002" calcext:value-type="float">
            <text:p>0.5002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5011" calcext:value-type="float">
            <text:p>0.5011</text:p>
          </table:table-cell>
          <table:table-cell table:number-columns-repeated="50"/>
        </table:table-row>
        <table:table-row table:style-name="ro2">
          <table:table-cell table:style-name="ce2" office:value-type="float" office:value="0.0441414" calcext:value-type="float">
            <text:p>0.0441414</text:p>
          </table:table-cell>
          <table:table-cell office:value-type="float" office:value="0.08312476" calcext:value-type="float">
            <text:p>0.08312476</text:p>
          </table:table-cell>
          <table:table-cell office:value-type="float" office:value="0.0004253" calcext:value-type="float">
            <text:p>0.0004253</text:p>
          </table:table-cell>
          <table:table-cell office:value-type="float" office:value="0.00140852" calcext:value-type="float">
            <text:p>0.00140852</text:p>
          </table:table-cell>
          <table:table-cell office:value-type="float" office:value="-0.21423274" calcext:value-type="float">
            <text:p>-0.21423274</text:p>
          </table:table-cell>
          <table:table-cell table:number-columns-repeated="7"/>
          <table:table-cell office:value-type="string" calcext:value-type="string">
            <text:p>k1</text:p>
          </table:table-cell>
          <table:table-cell table:formula="of:=[.$A$5]" office:value-type="float" office:value="0.0441414" calcext:value-type="float">
            <text:p>0.0441414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0.08312476" calcext:value-type="float">
            <text:p>0.083124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-0.21423274" calcext:value-type="float">
            <text:p>-0.21423274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0.0004253" calcext:value-type="float">
            <text:p>0.0004253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0.00140852" calcext:value-type="float">
            <text:p>0.00140852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6814" calcext:value-type="float">
            <text:p>0.6814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0.9088" calcext:value-type="float">
            <text:p>0.9088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5002" calcext:value-type="float">
            <text:p>0.5002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5011" calcext:value-type="float">
            <text:p>0.5011</text:p>
          </table:table-cell>
          <table:table-cell table:number-columns-repeated="50"/>
        </table:table-row>
        <table:table-row table:style-name="ro1">
          <table:table-cell office:value-type="float" office:value="0.0045788" calcext:value-type="float">
            <text:p>0.0045788</text:p>
          </table:table-cell>
          <table:table-cell office:value-type="float" office:value="0.01475336" calcext:value-type="float">
            <text:p>0.01475336</text:p>
          </table:table-cell>
          <table:table-cell office:value-type="float" office:value="0.0052071" calcext:value-type="float">
            <text:p>0.0052071</text:p>
          </table:table-cell>
          <table:table-cell office:value-type="float" office:value="0.00041323" calcext:value-type="float">
            <text:p>0.00041323</text:p>
          </table:table-cell>
          <table:table-cell office:value-type="float" office:value="0.01369242" calcext:value-type="float">
            <text:p>0.01369242</text:p>
          </table:table-cell>
          <table:table-cell office:value-type="float" office:value="-0.00422998" calcext:value-type="float">
            <text:p>-0.00422998</text:p>
          </table:table-cell>
          <table:table-cell table:number-columns-repeated="6"/>
          <table:table-cell office:value-type="string" calcext:value-type="string">
            <text:p>k1</text:p>
          </table:table-cell>
          <table:table-cell table:formula="of:=[.$A$5]" office:value-type="float" office:value="0.0441414" calcext:value-type="float">
            <text:p>0.0441414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0.08312476" calcext:value-type="float">
            <text:p>0.083124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-0.21423274" calcext:value-type="float">
            <text:p>-0.21423274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0.0004253" calcext:value-type="float">
            <text:p>0.0004253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0.00140852" calcext:value-type="float">
            <text:p>0.00140852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camera matrix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[[1.23822070e+03 0.00000000e+00 3.56263946e+02]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<text:s/>[0.00000000e+00 1.29763698e+03 6.69608876e+02]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<text:s/>[0.00000000e+00 0.00000000e+00 1.00000000e+00]]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distCoeffs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[[-0.23137358 -0.58059596 -0.0794871 <text:s/>-0.0370665 <text:s text:c="2"/>0.63698254]]</text:p>
          </table:table-cell>
          <table:table-cell table:number-columns-repeated="57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_2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4"/>
          <table:table-cell office:value-type="string" calcext:value-type="string">
            <text:p>fx</text:p>
          </table:table-cell>
          <table:table-cell/>
          <table:table-cell office:value-type="string" calcext:value-type="string">
            <text:p>cx</text:p>
          </table:table-cell>
          <table:table-cell table:number-columns-repeated="2"/>
          <table:table-cell office:value-type="string" calcext:value-type="string">
            <text:p>fx</text:p>
          </table:table-cell>
          <table:table-cell table:formula="of:=ROUND([.$A$1]/[.$I$8];4)" office:value-type="float" office:value="0.9674" calcext:value-type="float">
            <text:p>0.9674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y</text:p>
          </table:table-cell>
          <table:table-cell table:number-columns-repeated="2"/>
          <table:table-cell office:value-type="string" calcext:value-type="string">
            <text:p>fy</text:p>
          </table:table-cell>
          <table:table-cell table:formula="of:=ROUND([.$B$2]/[.$I$7];4)" office:value-type="float" office:value="1.8023" calcext:value-type="float">
            <text:p>1.8023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formula="of:=ROUND(([.$C$1]+0.5)/[.$I$8];4)" office:value-type="float" office:value="0.2787" calcext:value-type="float">
            <text:p>0.2787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cy</text:p>
          </table:table-cell>
          <table:table-cell table:formula="of:=ROUND(([.$C$2]+0.5)/[.$I$7];4)" office:value-type="float" office:value="0.9307" calcext:value-type="float">
            <text:p>0.9307</text:p>
          </table:table-cell>
          <table:table-cell table:number-columns-repeated="50"/>
        </table:table-row>
        <table:table-row table:style-name="ro1">
          <table:table-cell office:value-type="float" office:value="-0.23137358" calcext:value-type="float">
            <text:p>-0.23137358</text:p>
          </table:table-cell>
          <table:table-cell office:value-type="float" office:value="-0.58058596" calcext:value-type="float">
            <text:p>-0.58058596</text:p>
          </table:table-cell>
          <table:table-cell office:value-type="float" office:value="-0.0794871" calcext:value-type="float">
            <text:p>-0.0794871</text:p>
          </table:table-cell>
          <table:table-cell table:style-name="ce1" table:formula="of:=-0.0370665" office:value-type="float" office:value="-0.0370665" calcext:value-type="float">
            <text:p>-0.0370665</text:p>
          </table:table-cell>
          <table:table-cell office:value-type="float" office:value="0.63698254" calcext:value-type="float">
            <text:p>0.63698254</text:p>
          </table:table-cell>
          <table:table-cell table:number-columns-repeated="7"/>
          <table:table-cell office:value-type="string" calcext:value-type="string">
            <text:p>k1</text:p>
          </table:table-cell>
          <table:table-cell table:formula="of:=[.$A$5]" office:value-type="float" office:value="-0.23137358" calcext:value-type="float">
            <text:p>-0.23137358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k2</text:p>
          </table:table-cell>
          <table:table-cell table:formula="of:=[.$B$5]" office:value-type="float" office:value="-0.58058596" calcext:value-type="float">
            <text:p>-0.580585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office:value-type="string" calcext:value-type="string">
            <text:p>k3</text:p>
          </table:table-cell>
          <table:table-cell table:formula="of:=[.$E$5]" office:value-type="float" office:value="0.63698254" calcext:value-type="float">
            <text:p>0.63698254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string" calcext:value-type="string">
            <text:p>width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office:value-type="string" calcext:value-type="string">
            <text:p>k4</text:p>
          </table:table-cell>
          <table:table-cell table:formula="of:=[.$F$5]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1</text:p>
          </table:table-cell>
          <table:table-cell table:formula="of:=[.$C$5]" office:value-type="float" office:value="-0.0794871" calcext:value-type="float">
            <text:p>-0.0794871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t2</text:p>
          </table:table-cell>
          <table:table-cell table:formula="of:=[.$D$5]" office:value-type="float" office:value="-0.0370665" calcext:value-type="float">
            <text:p>-0.0370665</text:p>
          </table:table-cell>
          <table:table-cell table:number-columns-repeated="50"/>
        </table:table-row>
        <table:table-row table:style-name="ro1">
          <table:table-cell table:number-columns-repeated="12"/>
          <table:table-cell office:value-type="string" calcext:value-type="string">
            <text:p>DSOSLAM</text:p>
          </table:table-cell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float" office:value="1238.2207" calcext:value-type="float">
            <text:p>1238.2207</text:p>
          </table:table-cell>
          <table:table-cell office:value-type="float" office:value="0" calcext:value-type="float">
            <text:p>0</text:p>
          </table:table-cell>
          <table:table-cell office:value-type="float" office:value="356.263946" calcext:value-type="float">
            <text:p>356.263946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.63698" calcext:value-type="float">
            <text:p>1297.63698</text:p>
          </table:table-cell>
          <table:table-cell office:value-type="float" office:value="669.608876" calcext:value-type="float">
            <text:p>669.608876</text:p>
          </table:table-cell>
          <table:table-cell table:number-columns-repeated="6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-0.23137358" calcext:value-type="float">
            <text:p>-0.23137358</text:p>
          </table:table-cell>
          <table:table-cell office:value-type="float" office:value="-0.58058596" calcext:value-type="float">
            <text:p>-0.58058596</text:p>
          </table:table-cell>
          <table:table-cell office:value-type="float" office:value="-0.0794871" calcext:value-type="float">
            <text:p>-0.0794871</text:p>
          </table:table-cell>
          <table:table-cell table:style-name="ce1" table:formula="of:=-0.0370665" office:value-type="float" office:value="-0.0370665" calcext:value-type="float">
            <text:p>-0.0370665</text:p>
          </table:table-cell>
          <table:table-cell office:value-type="float" office:value="0.63698254" calcext:value-type="float">
            <text:p>0.6369825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RBSLAM</text:p>
          </table:table-cell>
          <table:table-cell table:number-columns-repeated="63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맑은 고딕" svg:font-family="'맑은 고딕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KR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₩</number:text>
      <number:number number:decimal-places="0" loext:min-decimal-places="0" number:min-integer-digits="1" number:grouping="true"/>
    </number:number-style>
    <number:number-style style:name="N122">
      <number:text>-₩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₩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₩</number:text>
      <number:number number:decimal-places="2" loext:min-decimal-places="2" number:min-integer-digits="1" number:grouping="true"/>
    </number:number-style>
    <number:number-style style:name="N125">
      <number:text>-₩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₩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date-style style:name="N141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42">
      <number:month number:style="long"/>
      <number:text>-</number:text>
      <number:day number:style="long"/>
      <number:text>-</number:text>
      <number:year/>
    </number:date-style>
    <number:date-style style:name="N143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44">
      <number:hours/>
      <number:text>시</number:text>
      <number:minutes number:style="long"/>
      <number:text>분</number:text>
    </number:time-style>
    <number:time-style style:name="N145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46">
      <number:year number:style="long"/>
      <number:text>/</number:text>
      <number:month number:style="long"/>
      <number:text>/</number:text>
      <number:day number:style="long"/>
    </number:date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₩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ct-526-tj</meta:initial-creator>
    <meta:creation-date>2022-07-29T05:30:53</meta:creation-date>
    <dc:date>2022-08-02T13:58:21.237680787</dc:date>
    <meta:generator>LibreOffice/6.4.7.2$Linux_X86_64 LibreOffice_project/40$Build-2</meta:generator>
    <meta:editing-duration>PT52M22S</meta:editing-duration>
    <meta:editing-cycles>6</meta:editing-cycles>
    <meta:document-statistic meta:table-count="2" meta:cell-count="166" meta:object-count="0"/>
    <meta:user-defined meta:name="AppVersion">16.0300</meta:user-defined>
  </office:meta>
</office:document-meta>
</file>